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baf2" officeooo:paragraph-rsid="0004baf2"/>
    </style:style>
    <style:style style:name="P2" style:family="paragraph" style:parent-style-name="Standard">
      <style:text-properties fo:font-size="13pt" officeooo:rsid="00038eb6" officeooo:paragraph-rsid="00038eb6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038eb6" officeooo:paragraph-rsid="00038eb6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04baf2" officeooo:paragraph-rsid="0004baf2" style:font-size-asian="13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038eb6" officeooo:paragraph-rsid="00038eb6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4baf2" officeooo:paragraph-rsid="0004baf2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none" officeooo:rsid="00038eb6" officeooo:paragraph-rsid="00038eb6" style:font-size-asian="13pt" style:font-size-complex="13pt"/>
    </style:style>
    <style:style style:name="P8" style:family="paragraph" style:parent-style-name="Standard">
      <style:text-properties fo:color="#00a933" loext:opacity="100%" style:text-underline-style="none" officeooo:rsid="0004baf2" officeooo:paragraph-rsid="0004baf2"/>
    </style:style>
    <style:style style:name="P9" style:family="paragraph" style:parent-style-name="Standard">
      <style:text-properties fo:color="#000000" loext:opacity="100%" style:text-underline-style="none" officeooo:rsid="0004baf2" officeooo:paragraph-rsid="0004baf2"/>
    </style:style>
    <style:style style:name="P10" style:family="paragraph" style:parent-style-name="Standard">
      <style:text-properties fo:color="#000000" loext:opacity="100%" style:text-underline-style="none" officeooo:rsid="00065b33" officeooo:paragraph-rsid="00065b33"/>
    </style:style>
    <style:style style:name="P11" style:family="paragraph" style:parent-style-name="Standard">
      <style:text-properties fo:color="#000000" loext:opacity="100%" style:text-underline-style="none" officeooo:rsid="0006cd7f" officeooo:paragraph-rsid="0006cd7f"/>
    </style:style>
    <style:style style:name="P12" style:family="paragraph" style:parent-style-name="Standard">
      <style:text-properties fo:color="#000000" loext:opacity="100%" style:text-underline-style="solid" style:text-underline-width="auto" style:text-underline-color="font-color" officeooo:rsid="0004baf2" officeooo:paragraph-rsid="0004baf2"/>
    </style:style>
    <style:style style:name="P13" style:family="paragraph" style:parent-style-name="Standard">
      <style:text-properties fo:color="#000000" loext:opacity="100%" style:text-underline-style="solid" style:text-underline-width="auto" style:text-underline-color="font-color" officeooo:rsid="0006cd7f" officeooo:paragraph-rsid="0006cd7f"/>
    </style:style>
    <style:style style:name="T1" style:family="text">
      <style:text-properties officeooo:rsid="0003a9f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none" style:font-size-asian="13pt" style:font-size-complex="13pt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1 : la réaction principale sera le dégoût, des proches auront un réaction spontanée</text:p>
      <text:p text:style-name="P2"/>
      <text:p text:style-name="P2">Q12 : le sociologue lui se doit de penser de façon scientifique, il adopte une démarche scientifique.</text:p>
      <text:p text:style-name="P2"/>
      <text:p text:style-name="P2">Q13 : Le sociologue érudit comme on le fait en physique ou en SVT.</text:p>
      <text:p text:style-name="P2"/>
      <text:p text:style-name="P2"><text:span text:style-name="T1">(Q14 et 15) </text:span>Conclusion, le sociologue est un scientifique et se doit de respecter la rigueurs scientifique.</text:p>
      <text:p text:style-name="P2"/>
      <text:p text:style-name="P2"/>
      <text:p text:style-name="P5"><text:span text:style-name="T4"><text:tab/></text:span>1) Une démarche scientifique commune (à toutes les sciences)</text:p>
      <text:p text:style-name="P3"/>
      <text:p text:style-name="P7">- Les scientifiques doivent rester neutres, ils doivent écarter tout jugement de valeur.</text:p>
      <text:p text:style-name="P7"/>
      <text:p text:style-name="P7">- Ils émettent des hypothèses, <text:span text:style-name="T1">ils cherchent à montrer si celles-ci sont vrais ou non, à l’aide par exemple de modèles. Un modèle est une représentation simplifiée de la réalité.</text:span></text:p>
      <text:p text:style-name="P7"/>
      <text:p text:style-name="P6"><text:span text:style-name="T4"><text:tab/></text:span>2) L’utilisation de données et d’enquêtes.</text:p>
      <text:p text:style-name="P4"/>
      <text:p text:style-name="P1"><text:span text:style-name="T2">Les données sont des chiffres.</text:span></text:p>
      <text:p text:style-name="P1"><text:span text:style-name="T2"/></text:p>
      <text:p text:style-name="P1"><text:span text:style-name="T2">Ces données sont produites par l’INSEE. On les appelle les statistiques.</text:span></text:p>
      <text:p text:style-name="P1"><text:span text:style-name="T2"/></text:p>
      <text:p text:style-name="P8"><text:span text:style-name="T2">INSEE = Institut National de la Statistique et des Etudes Economiques</text:span></text:p>
      <text:p text:style-name="P8"><text:span text:style-name="T2"/></text:p>
      <text:p text:style-name="P9"><text:span text:style-name="T2">Les sociologues fabriquent leurs propres données en faisant des enquêtes.</text:span></text:p>
      <text:p text:style-name="P9"><text:span text:style-name="T2"/></text:p>
      <text:p text:style-name="P9"><text:span text:style-name="T2">Il y a deux types d’enquêtes :</text:span></text:p>
      <text:p text:style-name="P9"><text:span text:style-name="T2"/></text:p>
      <text:p text:style-name="P9"><text:span text:style-name="T2">- des enquêtes quantitative (avec des chiffres)</text:span></text:p>
      <text:p text:style-name="P9"><text:span text:style-name="T2"/></text:p>
      <text:p text:style-name="P9"><text:span text:style-name="T2">- Les enquêtes qualitatives (sans chiffres)</text:span></text:p>
      <text:p text:style-name="P9"><text:span text:style-name="T2"/></text:p>
      <text:p text:style-name="P12"><text:span text:style-name="T3"><text:tab/></text:span><text:span text:style-name="T2">a) Les enquêtes quantitatives.</text:span></text:p>
      <text:p text:style-name="P12"><text:span text:style-name="T2"/></text:p>
      <text:p text:style-name="P9"><text:span text:style-name="T2">Ce sont des sondages et des questionnaires</text:span></text:p>
      <text:p text:style-name="P9"><text:span text:style-name="T2"/></text:p>
      <text:p text:style-name="P10"><text:span text:style-name="T2">camembert (opinion sur les gilets jaunes)</text:span></text:p>
      <text:p text:style-name="P9"><text:span text:style-name="T2"/></text:p>
      <text:p text:style-name="P10"><text:span text:style-name="T2">10 pas du tout justifié</text:span></text:p>
      <text:p text:style-name="P10"><text:span text:style-name="T2">13 plutôt pas justifié</text:span></text:p>
      <text:p text:style-name="P10"><text:span text:style-name="T2">28 plutôt justifié</text:span></text:p>
      <text:p text:style-name="P10"><text:span text:style-name="T2">49 tout a fait justifié</text:span></text:p>
      <text:p text:style-name="P10"><text:span text:style-name="T2"/></text:p>
      <text:p text:style-name="P10"><text:span text:style-name="T2">Q16 : les sociologues ont interrogés un échantillon de 1004 personnes représentatives de la population français de + de 18 ans.</text:span></text:p>
      <text:p text:style-name="P10"><text:span text:style-name="T2"/></text:p>
      <text:p text:style-name="P10"><text:soft-page-break/><text:span text:style-name="T2">Q17 : l’unité utilisée est le pourcentage.</text:span></text:p>
      <text:p text:style-name="P10"><text:span text:style-name="T2"/></text:p>
      <text:p text:style-name="P11"><text:span text:style-name="T2">Conclusion : une majorité importante des français trouvent le mouvement justifié (49 % le trouvent tout à fait justifié, et 28 % plutôt justifié donc en tout 77 le trouvent justifié, au début du mouvement des gilets jaunes, le mouvement était donc plutôt soutenu</text:span></text:p>
      <text:p text:style-name="P11"><text:span text:style-name="T2"/></text:p>
      <text:p text:style-name="P13"><text:span text:style-name="T2">b) Les enquêtes qualitatives (sondages +questionnaires)  :</text:span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6:22:05.939000000</meta:creation-date>
    <dc:date>2021-09-10T17:01:35.001000000</dc:date>
    <meta:editing-duration>PT19M11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6" meta:word-count="290" meta:character-count="1782" meta:non-whitespace-character-count="1514"/>
  </office:meta>
</office:document-meta>
</file>